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1.1191" calcext:value-type="float">
            <text:p>-1.1191</text:p>
          </table:table-cell>
          <table:table-cell office:value-type="float" office:value="1.1239" calcext:value-type="float">
            <text:p>1.1239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5908" calcext:value-type="float">
            <text:p>0.59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192" calcext:value-type="float">
            <text:p>-0.1192</text:p>
          </table:table-cell>
          <table:table-cell office:value-type="float" office:value="-1.1175" calcext:value-type="float">
            <text:p>-1.1175</text:p>
          </table:table-cell>
          <table:table-cell office:value-type="float" office:value="1.1238" calcext:value-type="float">
            <text:p>1.1238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65" calcext:value-type="float">
            <text:p>-0.1265</text:p>
          </table:table-cell>
          <table:table-cell office:value-type="float" office:value="-1.1149" calcext:value-type="float">
            <text:p>-1.1149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049" calcext:value-type="float">
            <text:p>0.604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6894" calcext:value-type="float">
            <text:p>-0.6894</text:p>
          </table:table-cell>
          <table:table-cell office:value-type="float" office:value="0.6894" calcext:value-type="float">
            <text:p>0.6894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548" calcext:value-type="float">
            <text:p>0.754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43" calcext:value-type="float">
            <text:p>0.954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39" calcext:value-type="float">
            <text:p>0.953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7104" calcext:value-type="float">
            <text:p>0.7104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3212" calcext:value-type="float">
            <text:p>0.3212</text:p>
          </table:table-cell>
          <table:table-cell office:value-type="float" office:value="-0.8604" calcext:value-type="float">
            <text:p>-0.8604</text:p>
          </table:table-cell>
          <table:table-cell office:value-type="float" office:value="0.9184" calcext:value-type="float">
            <text:p>0.9184</text:p>
          </table:table-cell>
          <table:table-cell table:number-columns-repeated="2" office:value-type="float" office:value="0.9843" calcext:value-type="float">
            <text:p>0.984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4215" calcext:value-type="float">
            <text:p>0.4215</text:p>
          </table:table-cell>
          <table:table-cell office:value-type="float" office:value="-1.1644" calcext:value-type="float">
            <text:p>-1.1644</text:p>
          </table:table-cell>
          <table:table-cell office:value-type="float" office:value="1.2383" calcext:value-type="float">
            <text:p>1.2383</text:p>
          </table:table-cell>
          <table:table-cell table:number-columns-repeated="2" office:value-type="float" office:value="0.9859" calcext:value-type="float">
            <text:p>0.9859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64" calcext:value-type="float">
            <text:p>0.986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7" calcext:value-type="float">
            <text:p>0.987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3" calcext:value-type="float">
            <text:p>0.98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8" calcext:value-type="float">
            <text:p>0.99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916" calcext:value-type="float">
            <text:p>0.3916</text:p>
          </table:table-cell>
          <table:table-cell office:value-type="float" office:value="-2.0083" calcext:value-type="float">
            <text:p>-2.0083</text:p>
          </table:table-cell>
          <table:table-cell office:value-type="float" office:value="2.0461" calcext:value-type="float">
            <text:p>2.0461</text:p>
          </table:table-cell>
          <table:table-cell table:number-columns-repeated="2" office:value-type="float" office:value="0.9868" calcext:value-type="float">
            <text:p>0.986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627" calcext:value-type="float">
            <text:p>0.3627</text:p>
          </table:table-cell>
          <table:table-cell office:value-type="float" office:value="-1.9906" calcext:value-type="float">
            <text:p>-1.9906</text:p>
          </table:table-cell>
          <table:table-cell office:value-type="float" office:value="2.0233" calcext:value-type="float">
            <text:p>2.0233</text:p>
          </table:table-cell>
          <table:table-cell table:number-columns-repeated="2" office:value-type="float" office:value="0.9933" calcext:value-type="float">
            <text:p>0.9933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105" calcext:value-type="float">
            <text:p>0.1105</text:p>
          </table:table-cell>
          <table:table-cell office:value-type="float" office:value="-0.2561" calcext:value-type="float">
            <text:p>-0.2561</text:p>
          </table:table-cell>
          <table:table-cell office:value-type="float" office:value="0.2789" calcext:value-type="float">
            <text:p>0.2789</text:p>
          </table:table-cell>
          <table:table-cell table:number-columns-repeated="2" office:value-type="float" office:value="0.9862" calcext:value-type="float">
            <text:p>0.986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864" calcext:value-type="float">
            <text:p>0.8864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7" calcext:value-type="float">
            <text:p>0.117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37" calcext:value-type="float">
            <text:p>0.1237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2747" calcext:value-type="float">
            <text:p>0.2747</text:p>
          </table:table-cell>
          <table:table-cell table:number-columns-repeated="2" office:value-type="float" office:value="0.9944" calcext:value-type="float">
            <text:p>0.994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894" calcext:value-type="float">
            <text:p>0.8894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381" calcext:value-type="float">
            <text:p>2.93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2.9689" calcext:value-type="float">
            <text:p>2.9689</text:p>
          </table:table-cell>
          <table:table-cell table:number-columns-repeated="2" office:value-type="float" office:value="0.9486" calcext:value-type="float">
            <text:p>0.94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369" calcext:value-type="float">
            <text:p>2.9369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9676" calcext:value-type="float">
            <text:p>2.9676</text:p>
          </table:table-cell>
          <table:table-cell table:number-columns-repeated="2" office:value-type="float" office:value="0.9517" calcext:value-type="float">
            <text:p>0.951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186" calcext:value-type="float">
            <text:p>0.4186</text:p>
          </table:table-cell>
          <table:table-cell office:value-type="float" office:value="2.9707" calcext:value-type="float">
            <text:p>2.9707</text:p>
          </table:table-cell>
          <table:table-cell table:number-columns-repeated="2" office:value-type="float" office:value="0.9537" calcext:value-type="float">
            <text:p>0.9537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55" calcext:value-type="float">
            <text:p>-0.205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2082" calcext:value-type="float">
            <text:p>0.2082</text:p>
          </table:table-cell>
          <table:table-cell table:number-columns-repeated="2" office:value-type="float" office:value="0.9869" calcext:value-type="float">
            <text:p>0.9869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074" calcext:value-type="float">
            <text:p>0.907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22" calcext:value-type="float">
            <text:p>-0.222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2228" calcext:value-type="float">
            <text:p>0.2228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159" calcext:value-type="float">
            <text:p>0.915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164" calcext:value-type="float">
            <text:p>0.916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8983" calcext:value-type="float">
            <text:p>0.898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9005" calcext:value-type="float">
            <text:p>0.900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9069" calcext:value-type="float">
            <text:p>0.906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116" calcext:value-type="float">
            <text:p>0.911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9131" calcext:value-type="float">
            <text:p>0.913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9008" calcext:value-type="float">
            <text:p>0.900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012" calcext:value-type="float">
            <text:p>0.90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021" calcext:value-type="float">
            <text:p>0.902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9014" calcext:value-type="float">
            <text:p>0.901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9002" calcext:value-type="float">
            <text:p>0.90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9029" calcext:value-type="float">
            <text:p>0.902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047" calcext:value-type="float">
            <text:p>0.904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9073" calcext:value-type="float">
            <text:p>0.90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124" calcext:value-type="float">
            <text:p>0.912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6" calcext:value-type="float">
            <text:p>0.626</text:p>
          </table:table-cell>
          <table:table-cell office:value-type="float" office:value="0.9173" calcext:value-type="float">
            <text:p>0.91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9219" calcext:value-type="float">
            <text:p>0.921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9275" calcext:value-type="float">
            <text:p>0.92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14" calcext:value-type="float">
            <text:p>-0.2514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2807" calcext:value-type="float">
            <text:p>0.2807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9" calcext:value-type="float">
            <text:p>-0.218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2483" calcext:value-type="float">
            <text:p>0.2483</text:p>
          </table:table-cell>
          <table:table-cell table:number-columns-repeated="2" office:value-type="float" office:value="0.9866" calcext:value-type="float">
            <text:p>0.9866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207" calcext:value-type="float">
            <text:p>0.920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794" calcext:value-type="float">
            <text:p>0.7794</text:p>
          </table:table-cell>
          <table:table-cell office:value-type="float" office:value="3.1707" calcext:value-type="float">
            <text:p>3.1707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1" calcext:value-type="float">
            <text:p>3.1421</text:p>
          </table:table-cell>
          <table:table-cell office:value-type="float" office:value="0.7525" calcext:value-type="float">
            <text:p>0.7525</text:p>
          </table:table-cell>
          <table:table-cell office:value-type="float" office:value="3.2309" calcext:value-type="float">
            <text:p>3.2309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2" calcext:value-type="float">
            <text:p>3.2212</text:p>
          </table:table-cell>
          <table:table-cell office:value-type="float" office:value="0.7379" calcext:value-type="float">
            <text:p>0.7379</text:p>
          </table:table-cell>
          <table:table-cell office:value-type="float" office:value="3.3047" calcext:value-type="float">
            <text:p>3.3047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3063" calcext:value-type="float">
            <text:p>0.3063</text:p>
          </table:table-cell>
        </table:table-row>
      </table:table>
      <table:table table:name="Tabelle2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sliceNo</text:p>
          </table:table-cell>
          <table:table-cell office:value-type="string" calcext:value-type="string">
            <text:p>dist</text:p>
          </table:table-cell>
          <table:table-cell table:style-name="ce1" office:value-type="string" calcext:value-type="string">
            <text:p>warp_x</text:p>
          </table:table-cell>
          <table:table-cell table:style-name="ce1" office:value-type="string" calcext:value-type="string">
            <text:p>warp_y</text:p>
          </table:table-cell>
          <table:table-cell table:style-name="ce1" office:value-type="string" calcext:value-type="string">
            <text:p>warpMagnitude</text:p>
          </table:table-cell>
          <table:table-cell table:style-name="ce1" office:value-type="string" calcext:value-type="string">
            <text:p>DC_CT</text:p>
          </table:table-cell>
          <table:table-cell table:style-name="ce1" office:value-type="string" calcext:value-type="string">
            <text:p>DC_MR</text:p>
          </table:table-cell>
          <table:table-cell table:style-name="ce1" office:value-type="string" calcext:value-type="string">
            <text:p>DC_MR_CT-COM</text:p>
          </table:table-cell>
          <table:table-cell table:style-name="ce1" office:value-type="string" calcext:value-type="string">
            <text:p>warp_x*</text:p>
          </table:table-cell>
          <table:table-cell table:style-name="ce1" office:value-type="string" calcext:value-type="string">
            <text:p>warp_y*</text:p>
          </table:table-cell>
          <table:table-cell table:style-name="ce1" office:value-type="string" calcext:value-type="string">
            <text:p>warpMagnitude* </text:p>
          </table:table-cell>
          <table:table-cell table:style-name="ce1" office:value-type="string" calcext:value-type="string">
            <text:p>DC_CT*</text:p>
          </table:table-cell>
          <table:table-cell table:style-name="ce1" office:value-type="string" calcext:value-type="string">
            <text:p>DC_MR*</text:p>
          </table:table-cell>
          <table:table-cell office:value-type="string" calcext:value-type="string">
            <text:p>DC_MR_CT-COM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46" calcext:value-type="float">
            <text:p>-0.1046</text:p>
          </table:table-cell>
          <table:table-cell office:value-type="float" office:value="-1.115" calcext:value-type="float">
            <text:p>-1.115</text:p>
          </table:table-cell>
          <table:table-cell office:value-type="float" office:value="1.1199" calcext:value-type="float">
            <text:p>1.1199</text:p>
          </table:table-cell>
          <table:table-cell office:value-type="float" office:value="0.983" calcext:value-type="float">
            <text:p>0.983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6102" calcext:value-type="float">
            <text:p>0.6102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1.0571" calcext:value-type="float">
            <text:p>-1.0571</text:p>
          </table:table-cell>
          <table:table-cell office:value-type="float" office:value="1.0623" calcext:value-type="float">
            <text:p>1.0623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205" calcext:value-type="float">
            <text:p>-0.1205</text:p>
          </table:table-cell>
          <table:table-cell office:value-type="float" office:value="-1.1132" calcext:value-type="float">
            <text:p>-1.1132</text:p>
          </table:table-cell>
          <table:table-cell office:value-type="float" office:value="1.1197" calcext:value-type="float">
            <text:p>1.1197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6091" calcext:value-type="float">
            <text:p>0.6091</text:p>
          </table:table-cell>
          <table:table-cell office:value-type="float" office:value="-0.1199" calcext:value-type="float">
            <text:p>-0.1199</text:p>
          </table:table-cell>
          <table:table-cell office:value-type="float" office:value="-1.0527" calcext:value-type="float">
            <text:p>-1.0527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7573" calcext:value-type="float">
            <text:p>0.757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78" calcext:value-type="float">
            <text:p>-0.1278</text:p>
          </table:table-cell>
          <table:table-cell office:value-type="float" office:value="-1.1107" calcext:value-type="float">
            <text:p>-1.1107</text:p>
          </table:table-cell>
          <table:table-cell office:value-type="float" office:value="1.1181" calcext:value-type="float">
            <text:p>1.1181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6135" calcext:value-type="float">
            <text:p>0.6135</text:p>
          </table:table-cell>
          <table:table-cell office:value-type="float" office:value="-0.1334" calcext:value-type="float">
            <text:p>-0.1334</text:p>
          </table:table-cell>
          <table:table-cell office:value-type="float" office:value="-1.0472" calcext:value-type="float">
            <text:p>-1.0472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7583" calcext:value-type="float">
            <text:p>0.7583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6891" calcext:value-type="float">
            <text:p>-0.6891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7848" calcext:value-type="float">
            <text:p>0.7848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6921" calcext:value-type="float">
            <text:p>-0.6921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8437" calcext:value-type="float">
            <text:p>0.843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6825" calcext:value-type="float">
            <text:p>-0.6825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7862" calcext:value-type="float">
            <text:p>0.7862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6869" calcext:value-type="float">
            <text:p>-0.6869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8445" calcext:value-type="float">
            <text:p>0.8445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21" calcext:value-type="float">
            <text:p>0.942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9" calcext:value-type="float">
            <text:p>0.95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33" calcext:value-type="float">
            <text:p>0.943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35" calcext:value-type="float">
            <text:p>0.95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68" calcext:value-type="float">
            <text:p>0.946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7" calcext:value-type="float">
            <text:p>0.95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72" calcext:value-type="float">
            <text:p>0.947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5" calcext:value-type="float">
            <text:p>0.95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79" calcext:value-type="float">
            <text:p>0.0379</text:p>
          </table:table-cell>
          <table:table-cell office:value-type="float" office:value="-0.709" calcext:value-type="float">
            <text:p>-0.709</text:p>
          </table:table-cell>
          <table:table-cell office:value-type="float" office:value="0.71" calcext:value-type="float">
            <text:p>0.71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7123" calcext:value-type="float">
            <text:p>-0.712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64" calcext:value-type="float">
            <text:p>0.0364</text:p>
          </table:table-cell>
          <table:table-cell office:value-type="float" office:value="-0.7048" calcext:value-type="float">
            <text:p>-0.7048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7131" calcext:value-type="float">
            <text:p>-0.7131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8345" calcext:value-type="float">
            <text:p>0.8345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2997" calcext:value-type="float">
            <text:p>0.2997</text:p>
          </table:table-cell>
          <table:table-cell office:value-type="float" office:value="-0.8702" calcext:value-type="float">
            <text:p>-0.870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09" calcext:value-type="float">
            <text:p>0.409</text:p>
          </table:table-cell>
          <table:table-cell office:value-type="float" office:value="0.1153" calcext:value-type="float">
            <text:p>0.1153</text:p>
          </table:table-cell>
          <table:table-cell office:value-type="float" office:value="-0.7938" calcext:value-type="float">
            <text:p>-0.7938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7757" calcext:value-type="float">
            <text:p>0.7757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3943" calcext:value-type="float">
            <text:p>0.3943</text:p>
          </table:table-cell>
          <table:table-cell office:value-type="float" office:value="-1.1317" calcext:value-type="float">
            <text:p>-1.1317</text:p>
          </table:table-cell>
          <table:table-cell office:value-type="float" office:value="1.1984" calcext:value-type="float">
            <text:p>1.1984</text:p>
          </table:table-cell>
          <table:table-cell office:value-type="float" office:value="0.981" calcext:value-type="float">
            <text:p>0.98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144" calcext:value-type="float">
            <text:p>0.1144</text:p>
          </table:table-cell>
          <table:table-cell office:value-type="float" office:value="-0.8896" calcext:value-type="float">
            <text:p>-0.8896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477" calcext:value-type="float">
            <text:p>0.747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17" calcext:value-type="float">
            <text:p>0.98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093" calcext:value-type="float">
            <text:p>0.1093</text:p>
          </table:table-cell>
          <table:table-cell office:value-type="float" office:value="-1.0022" calcext:value-type="float">
            <text:p>-1.0022</text:p>
          </table:table-cell>
          <table:table-cell office:value-type="float" office:value="1.0081" calcext:value-type="float">
            <text:p>1.008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32" calcext:value-type="float">
            <text:p>0.832</text:p>
          </table:table-cell>
          <table:table-cell office:value-type="float" office:value="0.7129" calcext:value-type="float">
            <text:p>0.7129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09" calcext:value-type="float">
            <text:p>0.980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979" calcext:value-type="float">
            <text:p>0.0979</text:p>
          </table:table-cell>
          <table:table-cell office:value-type="float" office:value="-1.1751" calcext:value-type="float">
            <text:p>-1.1751</text:p>
          </table:table-cell>
          <table:table-cell office:value-type="float" office:value="1.1792" calcext:value-type="float">
            <text:p>1.1792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7853" calcext:value-type="float">
            <text:p>0.7853</text:p>
          </table:table-cell>
          <table:table-cell office:value-type="float" office:value="0.6619" calcext:value-type="float">
            <text:p>0.6619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6" calcext:value-type="float">
            <text:p>0.982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81" calcext:value-type="float">
            <text:p>0.0881</text:p>
          </table:table-cell>
          <table:table-cell office:value-type="float" office:value="-1.4076" calcext:value-type="float">
            <text:p>-1.4076</text:p>
          </table:table-cell>
          <table:table-cell office:value-type="float" office:value="1.4104" calcext:value-type="float">
            <text:p>1.4104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5901" calcext:value-type="float">
            <text:p>0.590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" calcext:value-type="float">
            <text:p>0.98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787" calcext:value-type="float">
            <text:p>0.0787</text:p>
          </table:table-cell>
          <table:table-cell office:value-type="float" office:value="-1.5728" calcext:value-type="float">
            <text:p>-1.5728</text:p>
          </table:table-cell>
          <table:table-cell office:value-type="float" office:value="1.5748" calcext:value-type="float">
            <text:p>1.574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5439" calcext:value-type="float">
            <text:p>0.5439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12" calcext:value-type="float">
            <text:p>0.98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66" calcext:value-type="float">
            <text:p>0.0866</text:p>
          </table:table-cell>
          <table:table-cell office:value-type="float" office:value="-1.5327" calcext:value-type="float">
            <text:p>-1.5327</text:p>
          </table:table-cell>
          <table:table-cell office:value-type="float" office:value="1.5351" calcext:value-type="float">
            <text:p>1.5351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5705" calcext:value-type="float">
            <text:p>0.5705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05" calcext:value-type="float">
            <text:p>0.98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927" calcext:value-type="float">
            <text:p>0.0927</text:p>
          </table:table-cell>
          <table:table-cell office:value-type="float" office:value="-1.5189" calcext:value-type="float">
            <text:p>-1.5189</text:p>
          </table:table-cell>
          <table:table-cell office:value-type="float" office:value="1.5218" calcext:value-type="float">
            <text:p>1.521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5913" calcext:value-type="float">
            <text:p>0.5913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11" calcext:value-type="float">
            <text:p>0.98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-1.4745" calcext:value-type="float">
            <text:p>-1.4745</text:p>
          </table:table-cell>
          <table:table-cell office:value-type="float" office:value="1.4773" calcext:value-type="float">
            <text:p>1.4773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6167" calcext:value-type="float">
            <text:p>0.6167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786" calcext:value-type="float">
            <text:p>0.3786</text:p>
          </table:table-cell>
          <table:table-cell office:value-type="float" office:value="-2.0028" calcext:value-type="float">
            <text:p>-2.0028</text:p>
          </table:table-cell>
          <table:table-cell office:value-type="float" office:value="2.0383" calcext:value-type="float">
            <text:p>2.0383</text:p>
          </table:table-cell>
          <table:table-cell office:value-type="float" office:value="0.981" calcext:value-type="float">
            <text:p>0.98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792" calcext:value-type="float">
            <text:p>0.0792</text:p>
          </table:table-cell>
          <table:table-cell office:value-type="float" office:value="-1.4414" calcext:value-type="float">
            <text:p>-1.4414</text:p>
          </table:table-cell>
          <table:table-cell office:value-type="float" office:value="1.4436" calcext:value-type="float">
            <text:p>1.4436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434" calcext:value-type="float">
            <text:p>0.3434</text:p>
          </table:table-cell>
          <table:table-cell office:value-type="float" office:value="-1.9836" calcext:value-type="float">
            <text:p>-1.9836</text:p>
          </table:table-cell>
          <table:table-cell office:value-type="float" office:value="2.0131" calcext:value-type="float">
            <text:p>2.0131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819" calcext:value-type="float">
            <text:p>0.0819</text:p>
          </table:table-cell>
          <table:table-cell office:value-type="float" office:value="-1.3987" calcext:value-type="float">
            <text:p>-1.3987</text:p>
          </table:table-cell>
          <table:table-cell office:value-type="float" office:value="1.401" calcext:value-type="float">
            <text:p>1.40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843" calcext:value-type="float">
            <text:p>0.843</text:p>
          </table:table-cell>
          <table:table-cell office:value-type="float" office:value="0.6576" calcext:value-type="float">
            <text:p>0.657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083" calcext:value-type="float">
            <text:p>0.1083</text:p>
          </table:table-cell>
          <table:table-cell office:value-type="float" office:value="-0.2563" calcext:value-type="float">
            <text:p>-0.2563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989" calcext:value-type="float">
            <text:p>0.0989</text:p>
          </table:table-cell>
          <table:table-cell office:value-type="float" office:value="-0.2569" calcext:value-type="float">
            <text:p>-0.2569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294" calcext:value-type="float">
            <text:p>0.9294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47" calcext:value-type="float">
            <text:p>0.1147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-0.2608" calcext:value-type="float">
            <text:p>-0.2608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287" calcext:value-type="float">
            <text:p>0.9287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14" calcext:value-type="float">
            <text:p>0.1214</text:p>
          </table:table-cell>
          <table:table-cell office:value-type="float" office:value="-0.2454" calcext:value-type="float">
            <text:p>-0.2454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1114" calcext:value-type="float">
            <text:p>0.1114</text:p>
          </table:table-cell>
          <table:table-cell office:value-type="float" office:value="-0.2424" calcext:value-type="float">
            <text:p>-0.2424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311" calcext:value-type="float">
            <text:p>0.9311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</text:p>
          </table:table-cell>
          <table:table-cell office:value-type="string" calcext:value-type="string">
            <text:p>dist</text:p>
          </table:table-cell>
          <table:table-cell table:style-name="ce1" office:value-type="string" calcext:value-type="string">
            <text:p>warp_x</text:p>
          </table:table-cell>
          <table:table-cell table:style-name="ce1" office:value-type="string" calcext:value-type="string">
            <text:p>warp_y</text:p>
          </table:table-cell>
          <table:table-cell table:style-name="ce1" office:value-type="string" calcext:value-type="string">
            <text:p>warpMagnitude</text:p>
          </table:table-cell>
          <table:table-cell table:style-name="ce1" office:value-type="string" calcext:value-type="string">
            <text:p>DC_CT</text:p>
          </table:table-cell>
          <table:table-cell table:style-name="ce1" office:value-type="string" calcext:value-type="string">
            <text:p>DC_MR</text:p>
          </table:table-cell>
          <table:table-cell table:style-name="ce1" office:value-type="string" calcext:value-type="string">
            <text:p>DC_MR_CT-COM</text:p>
          </table:table-cell>
          <table:table-cell table:style-name="ce1" office:value-type="string" calcext:value-type="string">
            <text:p>warp_x*</text:p>
          </table:table-cell>
          <table:table-cell table:style-name="ce1" office:value-type="string" calcext:value-type="string">
            <text:p>warp_y*</text:p>
          </table:table-cell>
          <table:table-cell table:style-name="ce1" office:value-type="string" calcext:value-type="string">
            <text:p>warpMagnitude* </text:p>
          </table:table-cell>
          <table:table-cell table:style-name="ce1" office:value-type="string" calcext:value-type="string">
            <text:p>DC_CT*</text:p>
          </table:table-cell>
          <table:table-cell table:style-name="ce1" office:value-type="string" calcext:value-type="string">
            <text:p>DC_MR*</text:p>
          </table:table-cell>
          <table:table-cell office:value-type="string" calcext:value-type="string">
            <text:p>DC_MR_CT-COM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415" calcext:value-type="float">
            <text:p>2.9415</text:p>
          </table:table-cell>
          <table:table-cell office:value-type="float" office:value="0.4286" calcext:value-type="float">
            <text:p>0.4286</text:p>
          </table:table-cell>
          <table:table-cell office:value-type="float" office:value="2.9725" calcext:value-type="float">
            <text:p>2.9725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3.3112" calcext:value-type="float">
            <text:p>3.3112</text:p>
          </table:table-cell>
          <table:table-cell office:value-type="float" office:value="0.8531" calcext:value-type="float">
            <text:p>0.8531</text:p>
          </table:table-cell>
          <table:table-cell office:value-type="float" office:value="3.4193" calcext:value-type="float">
            <text:p>3.4193</text:p>
          </table:table-cell>
          <table:table-cell office:value-type="float" office:value="0.944" calcext:value-type="float">
            <text:p>0.944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3313" calcext:value-type="float">
            <text:p>0.33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4" calcext:value-type="float">
            <text:p>2.94</text:p>
          </table:table-cell>
          <table:table-cell office:value-type="float" office:value="0.4294" calcext:value-type="float">
            <text:p>0.4294</text:p>
          </table:table-cell>
          <table:table-cell office:value-type="float" office:value="2.9712" calcext:value-type="float">
            <text:p>2.9712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062" calcext:value-type="float">
            <text:p>0.0062</text:p>
          </table:table-cell>
          <table:table-cell office:value-type="float" office:value="3.3129" calcext:value-type="float">
            <text:p>3.3129</text:p>
          </table:table-cell>
          <table:table-cell office:value-type="float" office:value="0.8427" calcext:value-type="float">
            <text:p>0.8427</text:p>
          </table:table-cell>
          <table:table-cell office:value-type="float" office:value="3.4184" calcext:value-type="float">
            <text:p>3.418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3308" calcext:value-type="float">
            <text:p>0.33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41" calcext:value-type="float">
            <text:p>2.9441</text:p>
          </table:table-cell>
          <table:table-cell office:value-type="float" office:value="0.4224" calcext:value-type="float">
            <text:p>0.4224</text:p>
          </table:table-cell>
          <table:table-cell office:value-type="float" office:value="2.9742" calcext:value-type="float">
            <text:p>2.974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077" calcext:value-type="float">
            <text:p>0.0077</text:p>
          </table:table-cell>
          <table:table-cell office:value-type="float" office:value="3.2904" calcext:value-type="float">
            <text:p>3.2904</text:p>
          </table:table-cell>
          <table:table-cell office:value-type="float" office:value="0.8202" calcext:value-type="float">
            <text:p>0.8202</text:p>
          </table:table-cell>
          <table:table-cell office:value-type="float" office:value="3.3911" calcext:value-type="float">
            <text:p>3.3911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3346" calcext:value-type="float">
            <text:p>0.334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49" calcext:value-type="float">
            <text:p>-0.2049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208" calcext:value-type="float">
            <text:p>0.208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091" calcext:value-type="float">
            <text:p>0.9091</text:p>
          </table:table-cell>
          <table:table-cell office:value-type="float" office:value="-0.2696" calcext:value-type="float">
            <text:p>-0.2696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248" calcext:value-type="float">
            <text:p>0.9248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17" calcext:value-type="float">
            <text:p>-0.2217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12" calcext:value-type="float">
            <text:p>0.9112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0942" calcext:value-type="float">
            <text:p>-0.0942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251" calcext:value-type="float">
            <text:p>0.9251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6" calcext:value-type="float">
            <text:p>0.91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74" calcext:value-type="float">
            <text:p>0.92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44" calcext:value-type="float">
            <text:p>0.914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58" calcext:value-type="float">
            <text:p>0.92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2" calcext:value-type="float">
            <text:p>0.9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29" calcext:value-type="float">
            <text:p>0.92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13" calcext:value-type="float">
            <text:p>0.911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09" calcext:value-type="float">
            <text:p>0.92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9" calcext:value-type="float">
            <text:p>0.90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86" calcext:value-type="float">
            <text:p>0.91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9" calcext:value-type="float">
            <text:p>0.907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56" calcext:value-type="float">
            <text:p>0.91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82" calcext:value-type="float">
            <text:p>0.908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53" calcext:value-type="float">
            <text:p>0.91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88" calcext:value-type="float">
            <text:p>0.908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31" calcext:value-type="float">
            <text:p>0.91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12" calcext:value-type="float">
            <text:p>0.91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02" calcext:value-type="float">
            <text:p>0.91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02" calcext:value-type="float">
            <text:p>0.910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42" calcext:value-type="float">
            <text:p>0.90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96" calcext:value-type="float">
            <text:p>0.909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13" calcext:value-type="float">
            <text:p>0.90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88" calcext:value-type="float">
            <text:p>0.908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6" calcext:value-type="float">
            <text:p>0.8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68" calcext:value-type="float">
            <text:p>0.906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31" calcext:value-type="float">
            <text:p>0.89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47" calcext:value-type="float">
            <text:p>0.904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08" calcext:value-type="float">
            <text:p>0.89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" calcext:value-type="float">
            <text:p>0.90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67" calcext:value-type="float">
            <text:p>0.89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9" calcext:value-type="float">
            <text:p>0.907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06" calcext:value-type="float">
            <text:p>0.90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7" calcext:value-type="float">
            <text:p>0.907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3" calcext:value-type="float">
            <text:p>0.9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82" calcext:value-type="float">
            <text:p>0.908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57" calcext:value-type="float">
            <text:p>0.90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5" calcext:value-type="float">
            <text:p>0.91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05" calcext:value-type="float">
            <text:p>0.91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" calcext:value-type="float">
            <text:p>0.9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5" calcext:value-type="float">
            <text:p>0.9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68" calcext:value-type="float">
            <text:p>0.926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87" calcext:value-type="float">
            <text:p>0.91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06" calcext:value-type="float">
            <text:p>-0.250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168" calcext:value-type="float">
            <text:p>0.9168</text:p>
          </table:table-cell>
          <table:table-cell office:value-type="float" office:value="-0.2511" calcext:value-type="float">
            <text:p>-0.2511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397" calcext:value-type="float">
            <text:p>0.939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1" calcext:value-type="float">
            <text:p>-0.218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25" calcext:value-type="float">
            <text:p>0.9225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243" calcext:value-type="float">
            <text:p>0.24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436" calcext:value-type="float">
            <text:p>0.9436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814" calcext:value-type="float">
            <text:p>0.7814</text:p>
          </table:table-cell>
          <table:table-cell office:value-type="float" office:value="3.1712" calcext:value-type="float">
            <text:p>3.1712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17" calcext:value-type="float">
            <text:p>0.917</text:p>
          </table:table-cell>
          <table:table-cell office:value-type="float" office:value="0.3481" calcext:value-type="float">
            <text:p>0.3481</text:p>
          </table:table-cell>
          <table:table-cell office:value-type="float" office:value="3.0773" calcext:value-type="float">
            <text:p>3.0773</text:p>
          </table:table-cell>
          <table:table-cell office:value-type="float" office:value="0.9077" calcext:value-type="float">
            <text:p>0.9077</text:p>
          </table:table-cell>
          <table:table-cell office:value-type="float" office:value="3.2084" calcext:value-type="float">
            <text:p>3.2084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5231" calcext:value-type="float">
            <text:p>0.5231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2" calcext:value-type="float">
            <text:p>3.1422</text:p>
          </table:table-cell>
          <table:table-cell office:value-type="float" office:value="0.7546" calcext:value-type="float">
            <text:p>0.7546</text:p>
          </table:table-cell>
          <table:table-cell office:value-type="float" office:value="3.2315" calcext:value-type="float">
            <text:p>3.2315</text:p>
          </table:table-cell>
          <table:table-cell office:value-type="float" office:value="0.984" calcext:value-type="float">
            <text:p>0.984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28" calcext:value-type="float">
            <text:p>0.328</text:p>
          </table:table-cell>
          <table:table-cell office:value-type="float" office:value="3.1288" calcext:value-type="float">
            <text:p>3.1288</text:p>
          </table:table-cell>
          <table:table-cell office:value-type="float" office:value="0.8802" calcext:value-type="float">
            <text:p>0.8802</text:p>
          </table:table-cell>
          <table:table-cell office:value-type="float" office:value="3.2503" calcext:value-type="float">
            <text:p>3.2503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5192" calcext:value-type="float">
            <text:p>0.5192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4" calcext:value-type="float">
            <text:p>3.2214</text:p>
          </table:table-cell>
          <table:table-cell office:value-type="float" office:value="0.7399" calcext:value-type="float">
            <text:p>0.7399</text:p>
          </table:table-cell>
          <table:table-cell office:value-type="float" office:value="3.3053" calcext:value-type="float">
            <text:p>3.3053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3064" calcext:value-type="float">
            <text:p>0.3064</text:p>
          </table:table-cell>
          <table:table-cell office:value-type="float" office:value="3.1835" calcext:value-type="float">
            <text:p>3.1835</text:p>
          </table:table-cell>
          <table:table-cell office:value-type="float" office:value="0.8563" calcext:value-type="float">
            <text:p>0.8563</text:p>
          </table:table-cell>
          <table:table-cell office:value-type="float" office:value="3.2967" calcext:value-type="float">
            <text:p>3.2967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5145" calcext:value-type="float">
            <text:p>0.5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4:49:45.1579162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8-30T15:03:34.799723230</dc:date>
    <meta:editing-duration>PT7H58M4S</meta:editing-duration>
    <meta:editing-cycles>14</meta:editing-cycles>
    <meta:generator>LibreOffice/5.0.3.2$Linux_X86_64 LibreOffice_project/00m0$Build-2</meta:generator>
    <dc:creator>David Blacher</dc:creator>
    <meta:document-statistic meta:table-count="2" meta:cell-count="1524" meta:object-count="0"/>
  </office:meta>
</office:document-meta>
</file>